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be" officeooo:paragraph-rsid="000d94be"/>
    </style:style>
    <style:style style:name="P2" style:family="paragraph" style:parent-style-name="Standard">
      <style:text-properties officeooo:rsid="000e4637" officeooo:paragraph-rsid="000e4637"/>
    </style:style>
    <style:style style:name="P3" style:family="paragraph" style:parent-style-name="Standard">
      <style:text-properties officeooo:rsid="000ecaf0" officeooo:paragraph-rsid="000ecaf0"/>
    </style:style>
    <style:style style:name="P4" style:family="paragraph" style:parent-style-name="Standard">
      <style:text-properties officeooo:rsid="000ecaf0" officeooo:paragraph-rsid="001096cf"/>
    </style:style>
    <style:style style:name="P5" style:family="paragraph" style:parent-style-name="Standard">
      <style:text-properties officeooo:rsid="001096cf" officeooo:paragraph-rsid="001096cf"/>
    </style:style>
    <style:style style:name="P6" style:family="paragraph" style:parent-style-name="Standard">
      <style:text-properties officeooo:rsid="00123359" officeooo:paragraph-rsid="00123359"/>
    </style:style>
    <style:style style:name="P7" style:family="paragraph" style:parent-style-name="Standard">
      <style:text-properties officeooo:rsid="00123359" officeooo:paragraph-rsid="00131acc"/>
    </style:style>
    <style:style style:name="P8" style:family="paragraph" style:parent-style-name="Standard">
      <style:text-properties officeooo:rsid="0014ff17" officeooo:paragraph-rsid="0014ff17"/>
    </style:style>
    <style:style style:name="P9" style:family="paragraph" style:parent-style-name="Standard">
      <style:text-properties officeooo:rsid="0016d79e" officeooo:paragraph-rsid="0016d79e"/>
    </style:style>
    <style:style style:name="T1" style:family="text">
      <style:text-properties officeooo:rsid="000ecaf0"/>
    </style:style>
    <style:style style:name="T2" style:family="text">
      <style:text-properties officeooo:rsid="001096cf"/>
    </style:style>
    <style:style style:name="T3" style:family="text">
      <style:text-properties officeooo:rsid="00123359"/>
    </style:style>
    <style:style style:name="T4" style:family="text">
      <style:text-properties officeooo:rsid="00131ac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1acc" style:font-weight-asian="normal" style:font-weight-complex="normal"/>
    </style:style>
    <style:style style:name="T7" style:family="text">
      <style:text-properties fo:font-weight="normal" officeooo:rsid="0016d79e" style:font-weight-asian="normal" style:font-weight-complex="normal"/>
    </style:style>
    <style:style style:name="T8" style:family="text">
      <style:text-properties fo:font-weight="normal" officeooo:rsid="00183a3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11 1011 0011</text:p>
      <text:p text:style-name="P1">2.</text:p>
      <text:p text:style-name="P1"><text:tab/>444</text:p>
      <text:p text:style-name="P1">3.</text:p>
      <text:p text:style-name="P1"><text:tab/>Odd – rightmost bit is a 1</text:p>
      <text:p text:style-name="P1">4.</text:p>
      <text:p text:style-name="P1"><text:tab/>A: 151</text:p>
      <text:p text:style-name="P1"><text:tab/>B: -40</text:p>
      <text:p text:style-name="P2">5.</text:p>
      <text:p text:style-name="P2"><text:tab/>There will be overflow and if you use 5bits then you won’t have overflow.</text:p>
      <text:p text:style-name="P2">6.</text:p>
      <text:p text:style-name="P2"><text:tab/>TODO</text:p>
      <text:p text:style-name="P2">7.</text:p>
      <text:p text:style-name="P2"><text:tab/><text:span text:style-name="T1">13 </text:span>* <text:span text:style-name="T1">9</text:span> = <text:span text:style-name="T1">1101 * 1001</text:span></text:p>
      <text:p text:style-name="P2"><text:tab/><text:tab/><text:span text:style-name="T1">= 1101 * (1*2^3 + 0*2^2 + 0*2^1 + 1*2^0)</text:span></text:p>
      <text:p text:style-name="P2"><text:tab/><text:tab/><text:span text:style-name="T1">= 1101 * 2^3 + 1101 * 2^0</text:span></text:p>
      <text:p text:style-name="P2"><text:tab/><text:tab/><text:span text:style-name="T1">= 1101 &lt;&lt; 8 + 1101 &lt;&lt; 0</text:span></text:p>
      <text:p text:style-name="P2"><text:tab/><text:tab/><text:span text:style-name="T1">= 1101 * 8 + 1101 * 1</text:span></text:p>
      <text:p text:style-name="P2"><text:tab/><text:tab/><text:span text:style-name="T1">= 1101 * 9</text:span></text:p>
      <text:p text:style-name="P2"><text:tab/><text:tab/><text:span text:style-name="T1">= 13 * 9</text:span></text:p>
      <text:p text:style-name="P3">8.</text:p>
      <text:p text:style-name="P3"><text:tab/>13 / 4 = 1101 &gt;&gt; 2</text:p>
      <text:p text:style-name="P3">9.</text:p>
      <text:p text:style-name="P3"><text:tab/><text:span text:style-name="T2">nybble <text:tab/>= 4 bits</text:span></text:p>
      <text:p text:style-name="P3"><text:tab/><text:span text:style-name="T2">byte<text:tab/><text:tab/>= 8 bits</text:span></text:p>
      <text:p text:style-name="P4"><text:tab/><text:span text:style-name="T2">halfword<text:tab/>= 8 bits</text:span></text:p>
      <text:p text:style-name="P4"><text:tab/><text:span text:style-name="T2">word<text:tab/><text:tab/>= 16 bits</text:span></text:p>
      <text:p text:style-name="P4"><text:tab/><text:span text:style-name="T2">doubleword<text:tab/>= 32 bits</text:span></text:p>
      <text:p text:style-name="P5">10.</text:p>
      <text:p text:style-name="P5"><text:tab/>nybble <text:tab/>= 4 bits</text:p>
      <text:p text:style-name="P4"><text:tab/><text:span text:style-name="T2">byte<text:tab/><text:tab/>= 8 bits</text:span></text:p>
      <text:p text:style-name="P4"><text:tab/><text:span text:style-name="T2">halfword<text:tab/>= 16 bits</text:span></text:p>
      <text:p text:style-name="P4"><text:tab/><text:span text:style-name="T2">word<text:tab/><text:tab/>= 32 bits</text:span></text:p>
      <text:p text:style-name="P4"><text:tab/><text:span text:style-name="T2">doubleword<text:tab/>= 64 bits</text:span></text:p>
      <text:p text:style-name="P5">11.</text:p>
      <text:p text:style-name="P5"><text:tab/>TODO</text:p>
      <text:p text:style-name="P5">12.</text:p>
      <text:p text:style-name="P5"><text:tab/>423C0000</text:p>
      <text:p text:style-name="P5">13.</text:p>
      <text:p text:style-name="P5"><text:tab/>Half adder</text:p>
      <text:p text:style-name="P5"><text:tab/><text:span text:style-name="T3">Full adder</text:span></text:p>
      <text:p text:style-name="P6">14.</text:p>
      <text:p text:style-name="P7"><text:tab/><text:span text:style-name="T4">Add a selector bit that will become the Cin to the first adder and it will also determine if it is addition or subtraction. You then, for ever adder, XOR the B input with the selector bit (if 1 is subtraction for the selector) for every adder.</text:span></text:p>
      <text:p text:style-name="P7"/>
      <text:p text:style-name="P7"><text:span text:style-name="T4">15.</text:span></text:p>
      <text:p text:style-name="P7"><text:span text:style-name="T4"><text:tab/>char *</text:span><text:span text:style-name="T6">ptr = (char*)0x4E23F018;</text:span></text:p>
      <text:p text:style-name="P7"><text:span text:style-name="T6"><text:tab/>printf(“%c\n”, *ptr[21]);</text:span></text:p>
      <text:p text:style-name="P8"><text:span text:style-name="T6">1</text:span><text:span text:style-name="T5">6.</text:span></text:p>
      <text:p text:style-name="P8"><text:span text:style-name="T5"><text:tab/></text:span><text:span text:style-name="T6">char *ptr = (char*)0x4E23F018;</text:span></text:p>
      <text:p text:style-name="P8"><text:span text:style-name="T6"><text:tab/>*</text:span><text:span text:style-name="T5">ptr[21] = 1;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>1</text:span><text:span text:style-name="T7">7</text:span><text:span text:style-name="T5">.</text:span></text:p>
      <text:p text:style-name="P8"><text:span text:style-name="T5"><text:tab/>void convert_to_upper(char c){</text:span></text:p>
      <text:p text:style-name="P8"><text:span text:style-name="T5"><text:tab/><text:tab/>if (c&gt;96 &amp;&amp; c&lt;123)</text:span></text:p>
      <text:p text:style-name="P8"><text:span text:style-name="T5"><text:tab/><text:tab/><text:tab/>c=c-42</text:span></text:p>
      <text:p text:style-name="P8"><text:span text:style-name="T5"><text:tab/>}</text:span></text:p>
      <text:p text:style-name="P8"><text:span text:style-name="T5">1</text:span><text:span text:style-name="T7">8</text:span><text:span text:style-name="T5">.</text:span></text:p>
      <text:p text:style-name="P8"><text:span text:style-name="T5"><text:tab/> void convert_to_lower(char c){</text:span></text:p>
      <text:p text:style-name="P8"><text:span text:style-name="T5"><text:tab/><text:tab/>if (c&gt;(96-42) &amp;&amp; c&lt;(123-42))</text:span></text:p>
      <text:p text:style-name="P8"><text:span text:style-name="T5"><text:tab/><text:tab/><text:tab/>c</text:span><text:span text:style-name="T7">+=</text:span><text:span text:style-name="T5">42</text:span></text:p>
      <text:p text:style-name="P8"><text:span text:style-name="T5"><text:tab/>}</text:span></text:p>
      <text:p text:style-name="P9"><text:span text:style-name="T5">19.</text:span></text:p>
      <text:p text:style-name="P9"><text:span text:style-name="T5"><text:tab/>int convert_to_int(char *str){</text:span></text:p>
      <text:p text:style-name="P9"><text:span text:style-name="T5"><text:tab/><text:tab/>int result = 0;</text:span></text:p>
      <text:p text:style-name="P9"><text:span text:style-name="T5"><text:tab/><text:tab/>int pos = </text:span><text:span text:style-name="T8">0</text:span><text:span text:style-name="T5">;</text:span></text:p>
      <text:p text:style-name="P9"><text:span text:style-name="T5"><text:tab/><text:tab/>for(int k=len(str); k &gt;=0; --k){</text:span></text:p>
      <text:p text:style-name="P9"><text:span text:style-name="T5"><text:tab/><text:tab/><text:tab/>if(str[k] == ‘-’){</text:span></text:p>
      <text:p text:style-name="P9"><text:span text:style-name="T5"><text:tab/><text:tab/><text:tab/><text:tab/>result = result * -1;</text:span></text:p>
      <text:p text:style-name="P9"><text:span text:style-name="T5"><text:tab/><text:tab/><text:tab/><text:tab/>break;</text:span></text:p>
      <text:p text:style-name="P9"><text:span text:style-name="T5"><text:tab/><text:tab/><text:tab/>}</text:span></text:p>
      <text:p text:style-name="P9"><text:span text:style-name="T5"><text:tab/><text:tab/><text:tab/>result += (str[k] – 48) * </text:span><text:span text:style-name="T8">(10^</text:span><text:span text:style-name="T5">pos</text:span><text:span text:style-name="T8">);</text:span></text:p>
      <text:p text:style-name="P9"><text:span text:style-name="T8"><text:tab/><text:tab/><text:tab/>pos++;</text:span></text:p>
      <text:p text:style-name="P9"><text:span text:style-name="T8"><text:tab/><text:tab/>}</text:span></text:p>
      <text:p text:style-name="P9"><text:span text:style-name="T8"><text:tab/><text:tab/>return result</text:span></text:p>
      <text:p text:style-name="P9"><text:span text:style-name="T8"><text:tab/>}</text:span></text:p>
      <text:p text:style-name="P9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22:55.655707049</meta:creation-date>
    <dc:date>2018-02-11T15:50:09.313446446</dc:date>
    <meta:editing-duration>PT4M9S</meta:editing-duration>
    <meta:editing-cycles>1</meta:editing-cycles>
    <meta:generator>LibreOffice/5.4.4.2$Linux_X86_64 LibreOffice_project/40m0$Build-2</meta:generator>
    <meta:document-statistic meta:table-count="0" meta:image-count="0" meta:object-count="0" meta:page-count="2" meta:paragraph-count="75" meta:word-count="266" meta:character-count="1279" meta:non-whitespace-character-count="992"/>
  </office:meta>
</office:document-meta>
</file>